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indent="0.4916in"/>
    </style:style>
    <style:style style:name="P4" style:parent-style-name="Standard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T24" style:parent-style-name="Absatz-Standardschriftart" style:family="text">
      <style:text-properties style:font-name="Courier New" style:font-name-asian="Times New Roman" style:font-name-complex="Courier New" style:font-weight-complex="bold" fo:font-size="10pt" style:font-size-asian="10pt" style:font-size-complex="10pt" style:language-asian="de" style:country-asian="AT"/>
    </style:style>
    <style:style style:name="T25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26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27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28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29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30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31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T33" style:parent-style-name="Absatz-Standardschriftart" style:family="text">
      <style:text-properties style:font-name="Courier New" style:font-name-asian="Times New Roman" style:font-name-complex="Courier New" style:font-weight-complex="bold" fo:font-size="10pt" style:font-size-asian="10pt" style:font-size-complex="10pt" style:language-asian="de" style:country-asian="AT"/>
    </style:style>
    <style:style style:name="T34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T35" style:parent-style-name="Absatz-Standardschriftart" style:family="text">
      <style:text-properties style:font-name="Courier New" style:font-name-asian="Times New Roman" style:font-name-complex="Courier New" style:font-weight-complex="bold" fo:font-size="10pt" style:font-size-asian="10pt" style:font-size-complex="10pt" style:language-asian="de" style:country-asian="AT"/>
    </style:style>
    <style:style style:name="T36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style:style style:name="P37" style:parent-style-name="Standard" style:family="paragraph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</office:automatic-styles>
  <office:body>
    <office:text text:use-soft-page-breaks="true">
      <text:p text:style-name="P1">RDFa</text:p>
      <text:p text:style-name="Standard"/>
      <text:p text:style-name="P2">Info:<text:s/></text:p>
      <text:p text:style-name="P3">https://www.w3.org/TR/rdfa-lite/</text:p>
      <text:p text:style-name="Standard"/>
      <text:p text:style-name="P4">Die Attribute:</text:p>
      <text:p text:style-name="Standard"/>
      <text:p text:style-name="Standard">RDFa Lite besteht aus 5 attributen:</text:p>
      <text:list text:style-name="LFO1" text:continue-numbering="true">
        <text:list-item>
          <text:p text:style-name="P5">vocab</text:p>
          <text:list text:continue-numbering="true">
            <text:list-item>
              <text:p text:style-name="P6">gibt die Seite an, auf der die „Dinge“ beschrieben werden</text:p>
            </text:list-item>
            <text:list-item>
              <text:p text:style-name="P7">Bsp.: vocab=“http://schema.org"</text:p>
            </text:list-item>
          </text:list>
        </text:list-item>
        <text:list-item>
          <text:p text:style-name="P8">typeof</text:p>
          <text:list text:continue-numbering="true">
            <text:list-item>
              <text:p text:style-name="P9">Gibt an, um welches „Ding“ es sich handelt</text:p>
            </text:list-item>
            <text:list-item>
              <text:p text:style-name="P10">Bsp.: typeof=“Person“</text:p>
            </text:list-item>
          </text:list>
        </text:list-item>
        <text:list-item>
          <text:p text:style-name="P11">property</text:p>
          <text:list text:continue-numbering="true">
            <text:list-item>
              <text:p text:style-name="P12">Gibt die „Eigenschaft“ eines „Dings“ an</text:p>
            </text:list-item>
            <text:list-item>
              <text:p text:style-name="P13">Bsp.: property=“name“</text:p>
            </text:list-item>
          </text:list>
        </text:list-item>
        <text:list-item>
          <text:p text:style-name="P14">resource</text:p>
          <text:list text:continue-numbering="true">
            <text:list-item>
              <text:p text:style-name="P15">Ist ein Identifier (um einen Link auf jedes einzelne „Ding“ zu bekommen)</text:p>
            </text:list-item>
            <text:list-item>
              <text:p text:style-name="P16">Bsp.: resource=“#manu“</text:p>
            </text:list-item>
          </text:list>
        </text:list-item>
        <text:list-item>
          <text:p text:style-name="P17">prefix</text:p>
          <text:list text:continue-numbering="true">
            <text:list-item>
              <text:p text:style-name="P18">damit kann man zusätzliche Seiten angeben, an denen „Dinge“ beschrieben werden</text:p>
              <text:list text:continue-numbering="true">
                <text:list-item>
                  <text:p text:style-name="P19">Bsp.: prefix=“ov:<text:s/><text:a xlink:href="http://open.vocab.org/terms/" office:target-frame-name="_top" xlink:show="replace"><text:span text:style-name="Hyperlink">http://open.vocab.org/terms/</text:span></text:a>“</text:p>
                </text:list-item>
                <text:list-item>
                  <text:p text:style-name="P20">&lt;span property=“ov:prefferedAnimal“&gt;Liger&lt;/span&gt;</text:p>
                </text:list-item>
              </text:list>
            </text:list-item>
            <text:list-item>
              <text:p text:style-name="P21">über „ov:“ kann man dann auf diese „Dinge“ zugreifen</text:p>
            </text:list-item>
          </text:list>
        </text:list-item>
      </text:list>
      <text:p text:style-name="Standard"/>
      <text:p text:style-name="Standard">Anwendungsbeispiel:</text:p>
      <text:p text:style-name="Standard"/>
      <text:p text:style-name="P22"><text:span text:style-name="T23">&lt;p vocab="http://schema.org/"<text:s/></text:span><text:span text:style-name="T24">prefix="ov: http://open.vocab.org/terms/"</text:span><text:span text:style-name="T25"><text:s/>resource="#manu" typeof="Person"&gt;</text:span></text:p>
      <text:p text:style-name="P26"><text:s text:c="3"/>My name is</text:p>
      <text:p text:style-name="P27"><text:s text:c="3"/>&lt;span property="name"&gt;Manu Sporny&lt;/span&gt;</text:p>
      <text:p text:style-name="P28"><text:s text:c="3"/>and you can give me a ring via</text:p>
      <text:p text:style-name="P29"><text:s text:c="3"/>&lt;span property="telephone"&gt;1-800-555-0199&lt;/span&gt;.</text:p>
      <text:p text:style-name="P30"><text:s text:c="3"/>&lt;img property="image" src="http://manu.sporny.org/images/manu.png" /&gt;</text:p>
      <text:p text:style-name="P31"><text:span text:style-name="T32"><text:s text:c="3"/>My favorite animal is the &lt;span<text:s/></text:span><text:span text:style-name="T33">property="ov:preferredAnimal"</text:span><text:span text:style-name="T34">&gt;</text:span><text:span text:style-name="T35">Liger</text:span><text:span text:style-name="T36">&lt;/span&gt;.</text:span></text:p>
      <text:p text:style-name="P37">&lt;/p&gt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HTMLVorformatiert" style:display-name="HTML Vorformatiert" style:family="paragraph" style:parent-style-name="Standard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AT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A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Achmüller</meta:initial-creator>
    <dc:creator>Stefan Achmüller</dc:creator>
    <meta:creation-date>2016-10-23T18:02:00Z</meta:creation-date>
    <dc:date>2016-10-23T18:17:00Z</dc:date>
    <meta:template xlink:href="Normal.dotm" xlink:type="simple"/>
    <meta:editing-cycles>5</meta:editing-cycles>
    <meta:editing-duration>PT0S</meta:editing-duration>
    <meta:document-statistic meta:page-count="1" meta:paragraph-count="2" meta:word-count="158" meta:character-count="1153" meta:row-count="8" meta:non-whitespace-character-count="997"/>
  </office:meta>
</office:document-meta>
</file>